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tyle="italic" style:font-style-asian="italic" style:font-style-complex="italic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nual Desenvolvimento Gaia</text:p>
      <text:p text:style-name="Standard"/>
      <text:p text:style-name="P3">por: Daniel Henrique Joppi</text:p>
      <text:p text:style-name="Standard"/>
      <text:p text:style-name="Standard"/>
      <text:p text:style-name="P2">1 – Subversion</text:p>
      <text:p text:style-name="Standard"/>
      <text:p text:style-name="P1">Subverion ou SVN é o sistema de controle de verão utilizado no projeto do Gaia.</text:p>
      <text:p text:style-name="P1"/>
      <text:p text:style-name="P1">A HEAD é localizada na URL <text:a xlink:type="simple" xlink:href="http://araca2/tech/Integrator/trunk">https://gaia-framework.svn.sourceforge.net/svnroot/gaia-framework/</text:a> e é utilizada para expedição de novas release do Gaia. </text:p>
      <text:p text:style-name="P1"/>
      <text:p text:style-name="P2">2 – Maven</text:p>
      <text:p text:style-name="Standard"/>
      <text:p text:style-name="P1">O projeto do Gaia é estruturado no padrão de projeto do Apache Maven (<text:a xlink:type="simple" xlink:href="http://maven.apache.org/">http://maven.apache.org/</text:a> ), utilizando-o como ferramenta para gerenciar e automatizar os projetos Java.</text:p>
      <text:p text:style-name="P1"/>
      <text:p text:style-name="P1">O Maven estrutura o projeto no chamado Project Object Model (POM), que descreve todo o processo de construção do projeto do Gaia e suas dependências em outros módulos e componentes.</text:p>
      <text:p text:style-name="P1"/>
      <text:p text:style-name="P1">Uma característica do Maven é que ele tem a flexibilidade de baixar as dependências do projeto em outros repositórios disponíveis na rede, exemplo o nosso repositório interno localizado na URL <text:a xlink:type="simple" xlink:href="http://araca2/tech/Integrator/trunk">https://gaia-framework.svn.sourceforge.net/svnroot/gaia-framework/gaia-repository/</text:a>.</text:p>
      <text:p text:style-name="Standard"/>
      <text:p text:style-name="P2">2.1 – Estrutura dos Projetos do Gaia</text:p>
      <text:p text:style-name="P4"/>
      <text:p text:style-name="P4">O Gaia possui a seguinte estruturação de seus poms:</text:p>
      <text:p text:style-name="P4"><text:s/>-mais especifica para montagem de jar, por isso todos tem como parent gaia-parent.</text:p>
      <text:p text:style-name="P4"/>
      <text:p text:style-name="P2">3 – Compilação do Gaia</text:p>
      <text:p text:style-name="P2"/>
      <text:p text:style-name="P4">O Gaia é estruturado no padrão de projetos do Maven por isso para que seja gerada uma compilação basta que o seguinte comando seja digitado na pasta raiz: <text:span text:style-name="T2">mvn clean install. </text:span><text:span text:style-name="T1">Feito isso, o Maven iniciará a etapa da compilação.</text:span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niel Henrique Joppi</meta:initial-creator>
    <meta:creation-date>2009-08-28T10:13:03.05</meta:creation-date>
    <dc:date>2009-12-04T14:44:10</dc:date>
    <meta:editing-duration>PT00H40M36S</meta:editing-duration>
    <meta:editing-cycles>12</meta:editing-cycles>
    <meta:generator>OpenOffice.org/3.0$Linux OpenOffice.org_project/300m15$Build-9379</meta:generator>
    <meta:document-statistic meta:table-count="0" meta:image-count="0" meta:object-count="0" meta:page-count="1" meta:paragraph-count="14" meta:word-count="205" meta:character-count="1351"/>
    <meta:user-defined meta:name="Informações 1"/>
    <meta:user-defined meta:name="Informações 2"/>
    <meta:user-defined meta:name="Informações 3"/>
    <meta:user-defined meta:name="Informações 4"/>
  </office:meta>
</office:document-meta>
</file>